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5.1000003814697pt" officeooo:rsid="001c056d" officeooo:paragraph-rsid="001c056d" style:font-size-asian="22pt" style:language-asian="zh" style:country-asian="CN" style:font-size-complex="25.1000003814697pt"/>
    </style:style>
    <style:style style:name="P2" style:family="paragraph" style:parent-style-name="Standard">
      <style:text-properties fo:font-size="25.1000003814697pt" officeooo:rsid="001d45aa" officeooo:paragraph-rsid="001d45aa" style:font-size-asian="22pt" style:language-asian="zh" style:country-asian="CN" style:font-size-complex="25.1000003814697pt"/>
    </style:style>
    <style:style style:name="T1" style:family="text">
      <style:text-properties officeooo:rsid="001d45a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层（视图层）</text:p>
      <text:p text:style-name="P1">jsp代码和html</text:p>
      <text:p text:style-name="P1">C层(业务逻辑层)</text:p>
      <text:p text:style-name="P1">servlet中请求和调用业务逻辑层</text:p>
      <text:p text:style-name="P1">M层(业务逻辑和处理数据库操作)</text:p>
      <text:p text:style-name="P1">service和DAO</text:p>
      <text:p text:style-name="P1"/>
      <text:p text:style-name="P1">MVC步奏:</text:p>
      <text:p text:style-name="P1">1,封装JDBC的工具类</text:p>
      <text:p text:style-name="P1">2，创建数据库对应的java类</text:p>
      <text:p text:style-name="P1">3,分别创建DAO接口和实现类包，接口包中建立接口（实现具体的业务与数据库的操作），实现类继承接口<text:span text:style-name="T1">，把数据库操作语句加入到对应的方法.</text:span></text:p>
      <text:p text:style-name="P2">4,分别创建Service的接口和实现类包，接口包中建立接口（实现与DAO一样的接口方法），实现类继承接口，在事项类中创建DAO实现类并赋给DAO接口的引用，将对象调用对应的方法。</text:p>
      <text:p text:style-name="P2">5，创建servlet的包，包中建立相应的servlet的类，根据业务创建service的实现类并赋给接口的应用，对象调用相应的方法，根据具体的业务跳转调用具体jsp页面和html</text:p>
      <text:p text:style-name="P2">6，视图层根据具体的业务逻辑调用servl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6S</meta:editing-duration>
    <meta:editing-cycles>3</meta:editing-cycles>
    <meta:generator>LibreOffice/5.3.0.3$Windows_X86_64 LibreOffice_project/7074905676c47b82bbcfbea1aeefc84afe1c50e1</meta:generator>
    <dc:date>2018-03-19T20:48:41.143000000</dc:date>
    <meta:document-statistic meta:table-count="0" meta:image-count="0" meta:object-count="0" meta:page-count="1" meta:paragraph-count="13" meta:word-count="301" meta:character-count="374" meta:non-whitespace-character-count="374"/>
    <meta:user-defined meta:name="Info 1"/>
    <meta:user-defined meta:name="Info 2"/>
    <meta:user-defined meta:name="Info 3"/>
    <meta:user-defined meta:name="Info 4"/>
  </office:meta>
</office:document-meta>
</file>